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co</text:p>
          </table:table-cell>
          <table:table-cell office:value-type="string" table:style-name="ce2">
            <text:p>func</text:p>
          </table:table-cell>
          <table:table-cell office:value-type="string" table:style-name="ce2">
            <text:p>Rwe</text:p>
          </table:table-cell>
          <table:table-cell office:value-type="string" table:style-name="ce2">
            <text:p>mxu1</text:p>
          </table:table-cell>
          <table:table-cell office:value-type="string" table:style-name="ce2">
            <text:p>mux2</text:p>
          </table:table-cell>
          <table:table-cell office:value-type="string" table:style-name="ce2">
            <text:p>mux3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4">
            <text:p>000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5">
            <text:p>a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4">
            <text:p>000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6">
            <text:p>8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0" table:style-name="ce4">
            <text:p>001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6">
            <text:p>8</text:p>
          </table:table-cell>
          <table:table-cell table:number-columns-repeated="16377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1" table:style-name="ce4">
            <text:p>001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6">
            <text:p>8</text:p>
          </table:table-cell>
          <table:table-cell table:number-columns-repeated="16377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00" table:style-name="ce4">
            <text:p>010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5">
            <text:p>8</text:p>
          </table:table-cell>
          <table:table-cell table:number-columns-repeated="16377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1" table:style-name="ce4">
            <text:p>010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5">
            <text:p>8</text:p>
          </table:table-cell>
          <table:table-cell table:number-columns-repeated="16377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10" table:style-name="ce4">
            <text:p>011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5">
            <text:p>8</text:p>
          </table:table-cell>
          <table:table-cell table:number-columns-repeated="16377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11" table:style-name="ce4">
            <text:p>011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5">
            <text:p>8</text:p>
          </table:table-cell>
          <table:table-cell table:number-columns-repeated="16377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01" table:style-name="ce4">
            <text:p>010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5">
            <text:p>a</text:p>
          </table:table-cell>
          <table:table-cell table:number-columns-repeated="16377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" table:style-name="ce4">
            <text:p>000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5">
            <text:p>a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</text:p>
          </table:table-cell>
          <table:table-cell office:value-type="float" office:value="101" table:style-name="ce4">
            <text:p>01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b</text:p>
          </table:table-cell>
          <table:table-cell office:value-type="float" office:value="1011" table:style-name="ce4">
            <text:p>10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1111" table:style-name="ce4">
            <text:p>111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8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d</text:p>
          </table:table-cell>
          <table:table-cell office:value-type="float" office:value="1111" table:style-name="ce4">
            <text:p>11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5">
            <text:p>c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</text:p>
          </table:table-cell>
          <table:table-cell office:value-type="float" office:value="1110" table:style-name="ce4">
            <text:p>111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0/1 (?)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?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f</text:p>
          </table:table-cell>
          <table:table-cell office:value-type="float" office:value="0" table:style-name="ce4">
            <text:p>00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4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Mihael</dc:creator>
    <meta:creation-date>2018-10-23T14:50:02Z</meta:creation-date>
    <dc:date>2018-10-23T19:27:33Z</dc:date>
    <meta:editing-cycles>1</meta:editing-cycles>
    <meta:editing-duration>PT188S</meta:editing-duration>
  </office:meta>
</office:document-meta>
</file>